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2.195cm" fo:margin-left="-1.383cm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5.203cm"/>
    </style:style>
    <style:style style:name="Table1.D" style:family="table-column">
      <style:table-column-properties style:column-width="7.791cm"/>
    </style:style>
    <style:style style:name="Table1.E" style:family="table-column">
      <style:table-column-properties style:column-width="3.9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99b965" officeooo:paragraph-rsid="00cabbaf" style:font-size-asian="12pt" style:font-size-complex="12pt"/>
    </style:style>
    <style:style style:name="P4" style:family="paragraph" style:parent-style-name="Standard">
      <style:text-properties style:font-name="Liberation Serif" fo:font-size="12pt" officeooo:rsid="009f2141" officeooo:paragraph-rsid="00cabbaf" style:font-size-asian="12pt" style:font-size-complex="12pt"/>
    </style:style>
    <style:style style:name="P5" style:family="paragraph" style:parent-style-name="Standard">
      <style:text-properties officeooo:rsid="0090edd8"/>
    </style:style>
    <style:style style:name="P6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monospace" fo:font-size="9.75pt" fo:letter-spacing="normal" fo:font-style="normal" fo:font-weight="normal" officeooo:rsid="00af88d0" officeooo:paragraph-rsid="00af88d0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cabbaf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d167c0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rsid="00cd8a57" officeooo:paragraph-rsid="00cd8a57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cabbaf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able_20_Contents">
      <style:text-properties officeooo:rsid="00ac3cca" officeooo:paragraph-rsid="00aed40f"/>
    </style:style>
    <style:style style:name="P12" style:family="paragraph" style:parent-style-name="Table_20_Contents">
      <style:text-properties officeooo:rsid="00aeaa47" officeooo:paragraph-rsid="00aeaa47"/>
    </style:style>
    <style:style style:name="P13" style:family="paragraph" style:parent-style-name="Table_20_Contents">
      <style:text-properties fo:font-weight="normal" officeooo:rsid="00aeaa47" officeooo:paragraph-rsid="00aeaa47" style:font-weight-asian="normal" style:font-weight-complex="normal"/>
    </style:style>
    <style:style style:name="P14" style:family="paragraph" style:parent-style-name="Table_20_Contents">
      <style:text-properties style:font-name="Liberation Serif" fo:font-size="12pt" fo:font-weight="bold" officeooo:rsid="0092b0c0" officeooo:paragraph-rsid="0092b0c0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Liberation Serif" fo:font-size="12pt" fo:font-weight="bold" officeooo:rsid="009da469" officeooo:paragraph-rsid="009da469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Liberation Serif" fo:font-size="12pt" fo:font-weight="bold" officeooo:rsid="00dae964" officeooo:paragraph-rsid="00dae964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erif" fo:font-size="12pt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rsid="00c18387" officeooo:paragraph-rsid="00c18387" style:font-size-asian="12pt" style:font-size-complex="12pt"/>
    </style:style>
    <style:style style:name="P19" style:family="paragraph" style:parent-style-name="Table_20_Contents">
      <style:text-properties style:font-name="Liberation Serif" fo:font-size="12pt" fo:font-weight="normal" officeooo:rsid="00c18387" officeooo:paragraph-rsid="00c18387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ff" style:font-name="Liberation Serif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ff" style:font-name="Liberation Serif" fo:font-size="12pt" fo:font-weight="bold" officeooo:rsid="0092ef17" officeooo:paragraph-rsid="00c253f6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ff" style:font-name="Liberation Serif" fo:font-size="12pt" fo:font-weight="bold" officeooo:rsid="0092ef17" officeooo:paragraph-rsid="00c3f07f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ff" style:font-name="Liberation Serif" fo:font-size="12pt" fo:font-weight="bold" officeooo:rsid="00c18387" officeooo:paragraph-rsid="00c253f6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ff" style:font-name="Liberation Serif" fo:font-size="12pt" fo:font-weight="bold" officeooo:rsid="00c18387" officeooo:paragraph-rsid="00c18387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ff" style:font-name="Liberation Serif" fo:font-size="12pt" fo:font-weight="bold" officeooo:rsid="00bc3b0c" officeooo:paragraph-rsid="00d3bf8e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ff" style:font-name="Liberation Serif" fo:font-size="12pt" fo:font-weight="bold" officeooo:rsid="00c3f07f" officeooo:paragraph-rsid="00c3f07f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ff" style:font-name="Liberation Serif" fo:font-size="12pt" fo:font-weight="bold" officeooo:rsid="00bf60a0" officeooo:paragraph-rsid="00c3f07f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ff" style:font-name="Liberation Serif" fo:font-size="12pt" fo:font-weight="bold" officeooo:rsid="00cbf74e" officeooo:paragraph-rsid="00cbf74e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ff" style:font-name="Liberation Serif" fo:font-size="12pt" fo:font-weight="bold" officeooo:rsid="009a8a4e" officeooo:paragraph-rsid="00c58690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ff" style:font-name="Liberation Serif" fo:font-size="12pt" fo:font-weight="bold" officeooo:rsid="0099b965" officeooo:paragraph-rsid="00c761b2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ff" style:font-name="Liberation Serif" fo:font-size="12pt" fo:font-weight="bold" officeooo:rsid="0099b965" officeooo:paragraph-rsid="00ca2274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ff" style:text-line-through-style="solid" style:text-line-through-type="single" style:font-name="Liberation Serif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0000ff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0000ff" style:font-name="Liberation Serif" fo:font-size="12pt" fo:letter-spacing="normal" fo:font-style="normal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35" style:family="paragraph" style:parent-style-name="Standard">
      <style:text-properties fo:font-variant="normal" fo:text-transform="none" fo:color="#0000ff" style:text-line-through-style="solid" style:text-line-through-type="singl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ff" style:text-line-through-style="solid" style:text-line-through-type="single" style:font-name="Liberation Serif" fo:font-size="12pt" fo:letter-spacing="normal" fo:font-style="normal" fo:font-weight="bold" officeooo:paragraph-rsid="00d4f340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0000ff" style:text-line-through-style="solid" style:text-line-through-type="single" style:font-name="Liberation Serif" fo:font-size="12pt" fo:letter-spacing="normal" fo:font-style="normal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38" style:family="paragraph" style:parent-style-name="Standard">
      <style:text-properties fo:color="#3333ff" style:font-name="Liberation Serif" fo:font-size="12pt" officeooo:rsid="0099b965" officeooo:paragraph-rsid="00cabbaf" style:font-size-asian="12pt" style:font-size-complex="12pt"/>
    </style:style>
    <style:style style:name="P39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normal" fo:font-weight="bold" officeooo:paragraph-rsid="00a6fbf4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normal" fo:font-weight="bold" officeooo:paragraph-rsid="00d705a4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normal" fo:font-weight="bold" officeooo:rsid="00e080b6" officeooo:paragraph-rsid="00e080b6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normal" fo:font-weight="bold" officeooo:rsid="00dec18b" officeooo:paragraph-rsid="00dec18b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normal" fo:font-weight="bold" officeooo:paragraph-rsid="00c18387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normal" fo:font-weight="bold" officeooo:paragraph-rsid="00a6fbf4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normal" fo:font-weight="bold" officeooo:paragraph-rsid="00a6fbf4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ff3333" style:text-line-through-style="none" style:text-line-through-type="none" style:font-name="Liberation Serif" fo:font-size="12pt" fo:letter-spacing="normal" fo:font-style="normal" fo:font-weight="bold" officeooo:rsid="00f902f4" officeooo:paragraph-rsid="00f902f4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widows="1" fo:text-indent="0cm" style:auto-text-indent="false"/>
      <style:text-properties fo:color="#0000ff" style:font-name="Liberation Serif" fo:font-size="12pt" fo:font-style="normal" fo:font-weight="bold" officeooo:paragraph-rsid="00d7e5e4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paragraph-properties fo:margin-left="0cm" fo:margin-right="0cm" fo:widows="1" fo:text-indent="0cm" style:auto-text-indent="false"/>
      <style:text-properties fo:color="#0000ff" style:font-name="Liberation Serif" fo:font-size="12pt" fo:font-style="normal" fo:font-weight="bold" officeooo:rsid="00e2d757" officeooo:paragraph-rsid="00e2d757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Table_20_Contents">
      <style:text-properties fo:color="#0000ff" style:font-name="Liberation Serif" fo:font-size="12pt" officeooo:rsid="0092b0c0" officeooo:paragraph-rsid="0092b0c0" style:font-size-asian="12pt" style:font-size-complex="12pt"/>
    </style:style>
    <style:style style:name="P54" style:family="paragraph" style:parent-style-name="Table_20_Contents">
      <style:text-properties fo:color="#0000ff" style:font-name="Liberation Serif" fo:font-size="12pt" officeooo:rsid="0095e5b9" officeooo:paragraph-rsid="0095e5b9" style:font-size-asian="12pt" style:font-size-complex="12pt"/>
    </style:style>
    <style:style style:name="P55" style:family="paragraph" style:parent-style-name="Table_20_Contents">
      <style:text-properties fo:color="#0000ff" style:font-name="Liberation Serif" fo:font-size="12pt" fo:font-weight="normal" officeooo:rsid="0092ef17" officeooo:paragraph-rsid="0092ef17" style:font-size-asian="12pt" style:font-weight-asian="normal" style:font-size-complex="12pt" style:font-weight-complex="normal"/>
    </style:style>
    <style:style style:name="P56" style:family="paragraph" style:parent-style-name="Table_20_Contents">
      <style:text-properties fo:color="#0000ff" style:font-name="Liberation Serif" fo:font-size="12pt" fo:font-style="italic" fo:font-weight="bold" officeooo:paragraph-rsid="00a37fd0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able_20_Contents">
      <style:text-properties fo:color="#0000ff" style:font-name="Liberation Serif" fo:font-size="12pt" fo:font-style="italic" fo:font-weight="bold" officeooo:rsid="00e3d5a3" officeooo:paragraph-rsid="00e3d5a3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able_20_Contents">
      <style:text-properties fo:color="#0000ff" style:font-name="Liberation Serif" fo:font-size="12pt" fo:font-style="italic" fo:font-weight="bold" officeooo:rsid="00f3a353" officeooo:paragraph-rsid="00f3a353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able_20_Contents">
      <style:text-properties fo:color="#0000ff" style:font-name="Liberation Serif" fo:font-size="12pt" fo:font-style="italic" fo:font-weight="bold" officeooo:rsid="00fde07a" officeooo:paragraph-rsid="00fde07a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able_20_Contents">
      <style:text-properties fo:color="#0000ff" style:font-name="Liberation Serif" fo:font-size="12pt" fo:font-weight="bold" officeooo:rsid="0092ef17" officeooo:paragraph-rsid="0092ef17" style:font-size-asian="12pt" style:font-weight-asian="bold" style:font-size-complex="12pt" style:font-weight-complex="bold"/>
    </style:style>
    <style:style style:name="P61" style:family="paragraph" style:parent-style-name="Table_20_Contents">
      <style:text-properties fo:color="#0000ff" style:font-name="Liberation Serif" fo:font-size="12pt" fo:font-weight="bold" officeooo:rsid="00c15351" officeooo:paragraph-rsid="00c15351" style:font-size-asian="12pt" style:font-weight-asian="bold" style:font-size-complex="12pt" style:font-weight-complex="bold"/>
    </style:style>
    <style:style style:name="P62" style:family="paragraph" style:parent-style-name="Table_20_Contents">
      <style:text-properties fo:color="#0000ff" style:font-name="Liberation Serif" fo:font-size="12pt" fo:font-weight="bold" officeooo:rsid="00b872e9" officeooo:paragraph-rsid="00b872e9" style:font-size-asian="12pt" style:font-weight-asian="bold" style:font-size-complex="12pt" style:font-weight-complex="bold"/>
    </style:style>
    <style:style style:name="P63" style:family="paragraph" style:parent-style-name="Table_20_Contents">
      <style:text-properties fo:color="#0000ff" style:font-name="Liberation Serif" fo:font-size="12pt" fo:font-weight="bold" officeooo:rsid="00c18387" officeooo:paragraph-rsid="00c18387" style:font-size-asian="12pt" style:font-weight-asian="bold" style:font-size-complex="12pt" style:font-weight-complex="bold"/>
    </style:style>
    <style:style style:name="P64" style:family="paragraph" style:parent-style-name="Table_20_Contents">
      <style:text-properties fo:color="#0000ff" style:font-name="Liberation Serif" fo:font-size="12pt" fo:font-weight="bold" officeooo:rsid="00bf60a0" officeooo:paragraph-rsid="00bf60a0" style:font-size-asian="12pt" style:font-weight-asian="bold" style:font-size-complex="12pt" style:font-weight-complex="bold"/>
    </style:style>
    <style:style style:name="P65" style:family="paragraph" style:parent-style-name="Table_20_Contents">
      <style:text-properties fo:color="#0000ff" style:font-name="Liberation Serif" fo:font-size="12pt" fo:font-weight="bold" officeooo:rsid="00bb590a" officeooo:paragraph-rsid="00bb590a" style:font-size-asian="12pt" style:font-weight-asian="bold" style:font-size-complex="12pt" style:font-weight-complex="bold"/>
    </style:style>
    <style:style style:name="P66" style:family="paragraph" style:parent-style-name="Table_20_Contents">
      <style:text-properties fo:color="#0000ff" style:font-name="Liberation Serif" fo:font-size="12pt" fo:font-weight="bold" officeooo:rsid="00d58bd9" officeooo:paragraph-rsid="00d58bd9" style:font-size-asian="12pt" style:font-weight-asian="bold" style:font-size-complex="12pt" style:font-weight-complex="bold"/>
    </style:style>
    <style:style style:name="P67" style:family="paragraph" style:parent-style-name="Table_20_Contents">
      <style:text-properties fo:color="#0000ff" style:font-name="Liberation Serif" fo:font-size="12pt" fo:font-weight="bold" officeooo:rsid="0099b965" officeooo:paragraph-rsid="0099b965" style:font-size-asian="12pt" style:font-weight-asian="bold" style:font-size-complex="12pt" style:font-weight-complex="bold"/>
    </style:style>
    <style:style style:name="P68" style:family="paragraph" style:parent-style-name="Table_20_Contents">
      <style:text-properties fo:color="#0000ff" style:font-name="Liberation Serif" fo:font-size="12pt" fo:font-weight="bold" officeooo:rsid="009a8a4e" officeooo:paragraph-rsid="009a8a4e" style:font-size-asian="12pt" style:font-weight-asian="bold" style:font-size-complex="12pt" style:font-weight-complex="bold"/>
    </style:style>
    <style:style style:name="P69" style:family="paragraph" style:parent-style-name="Table_20_Contents">
      <style:text-properties fo:color="#0000ff" style:font-name="Liberation Serif" fo:font-size="12pt" fo:font-weight="bold" officeooo:rsid="00ab1de1" officeooo:paragraph-rsid="00ab1de1" style:font-size-asian="12pt" style:font-weight-asian="bold" style:font-size-complex="12pt" style:font-weight-complex="bold"/>
    </style:style>
    <style:style style:name="P70" style:family="paragraph" style:parent-style-name="Table_20_Contents">
      <style:text-properties fo:color="#0000ff" style:text-line-through-style="solid" style:text-line-through-type="single" style:font-name="Liberation Serif" fo:font-size="12pt" fo:font-style="italic" fo:font-weight="bold" officeooo:paragraph-rsid="00a37fd0" style:font-size-asian="12pt" style:font-style-asian="italic" style:font-weight-asian="bold" style:font-size-complex="12pt" style:font-style-complex="italic" style:font-weight-complex="bold"/>
    </style:style>
    <style:style style:name="P71" style:family="paragraph" style:parent-style-name="Table_20_Contents">
      <style:text-properties fo:color="#0000ff" style:text-line-through-style="solid" style:text-line-through-type="single" style:font-name="Liberation Serif" fo:font-size="12pt" fo:font-style="italic" fo:font-weight="bold" officeooo:paragraph-rsid="00abb964" style:font-size-asian="12pt" style:font-style-asian="italic" style:font-weight-asian="bold" style:font-size-complex="12pt" style:font-style-complex="italic" style:font-weight-complex="bold"/>
    </style:style>
    <style:style style:name="P72" style:family="paragraph" style:parent-style-name="Table_20_Contents">
      <style:text-properties fo:font-variant="normal" fo:text-transform="none" fo:color="#0000ff" style:font-name="Liberation Serif" fo:font-size="12pt" fo:letter-spacing="normal" fo:font-style="normal" fo:font-weight="bold" officeooo:paragraph-rsid="00a37fd0" style:font-size-asian="12pt" style:font-weight-asian="bold" style:font-size-complex="12pt" style:font-weight-complex="bold"/>
    </style:style>
    <style:style style:name="P73" style:family="paragraph" style:parent-style-name="Table_20_Contents">
      <style:text-properties fo:color="#3333ff" style:font-name="Liberation Serif" fo:font-size="12pt" officeooo:rsid="00c18387" officeooo:paragraph-rsid="00c18387" style:font-size-asian="12pt" style:font-size-complex="12pt"/>
    </style:style>
    <style:style style:name="P74" style:family="paragraph" style:parent-style-name="Table_20_Contents">
      <style:text-properties fo:color="#3333ff" style:font-name="Liberation Serif" fo:font-size="12pt" fo:font-weight="normal" officeooo:rsid="00c18387" officeooo:paragraph-rsid="00c18387" style:font-size-asian="12pt" style:font-weight-asian="normal" style:font-size-complex="12pt" style:font-weight-complex="normal"/>
    </style:style>
    <style:style style:name="P75" style:family="paragraph" style:parent-style-name="Table_20_Contents">
      <style:text-properties fo:color="#ff3333" style:font-name="Liberation Serif" fo:font-size="12pt" fo:font-style="italic" fo:font-weight="bold" officeooo:rsid="00fde07a" officeooo:paragraph-rsid="00fde07a" style:font-size-asian="12pt" style:font-style-asian="italic" style:font-weight-asian="bold" style:font-size-complex="12pt" style:font-style-complex="italic" style:font-weight-complex="bold"/>
    </style:style>
    <style:style style:name="P76" style:family="paragraph" style:parent-style-name="Table_20_Contents">
      <style:text-properties fo:color="#ff3333" style:font-name="Liberation Serif" fo:font-size="12pt" fo:font-style="italic" fo:font-weight="bold" officeooo:rsid="00fefa7c" officeooo:paragraph-rsid="00fefa7c" style:font-size-asian="12pt" style:font-style-asian="italic" style:font-weight-asian="bold" style:font-size-complex="12pt" style:font-style-complex="italic" style:font-weight-complex="bold"/>
    </style:style>
    <style:style style:name="P77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normal" officeooo:paragraph-rsid="00a515b5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normal" officeooo:rsid="00dd81b9" officeooo:paragraph-rsid="00dd81b9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bold" officeooo:paragraph-rsid="00a515b5" style:font-size-asian="12pt" style:font-style-asian="italic" style:font-weight-asian="bold" style:font-size-complex="12pt" style:font-style-complex="italic" style:font-weight-complex="bold"/>
    </style:style>
    <style:style style:name="P80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bold" officeooo:rsid="00ddf6bf" officeooo:paragraph-rsid="00ddf6bf" style:font-size-asian="12pt" style:font-style-asian="italic" style:font-weight-asian="bold" style:font-size-complex="12pt" style:font-style-complex="italic" style:font-weight-complex="bold"/>
    </style:style>
    <style:style style:name="P81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bold" officeooo:rsid="00eb816c" officeooo:paragraph-rsid="00eb816c" style:font-size-asian="12pt" style:font-style-asian="italic" style:font-weight-asian="bold" style:font-size-complex="12pt" style:font-style-complex="italic" style:font-weight-complex="bold"/>
    </style:style>
    <style:style style:name="P82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bold" officeooo:rsid="00f90357" officeooo:paragraph-rsid="00f90357" style:font-size-asian="12pt" style:font-style-asian="italic" style:font-weight-asian="bold" style:font-size-complex="12pt" style:font-style-complex="italic" style:font-weight-complex="bold"/>
    </style:style>
    <style:style style:name="P83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bold" officeooo:rsid="00ef0ac4" officeooo:paragraph-rsid="00ef0ac4" style:font-size-asian="12pt" style:font-style-asian="italic" style:font-weight-asian="bold" style:font-size-complex="12pt" style:font-style-complex="italic" style:font-weight-complex="bold"/>
    </style:style>
    <style:style style:name="P84" style:family="paragraph" style:parent-style-name="Table_20_Contents">
      <style:paragraph-properties fo:margin-left="0cm" fo:margin-right="0cm" fo:widows="1" fo:text-indent="0cm" style:auto-text-indent="false"/>
      <style:text-properties fo:color="#0000ff" style:text-line-through-style="solid" style:text-line-through-type="single" style:font-name="Liberation Serif" fo:font-size="12pt" fo:font-style="italic" fo:font-weight="bold" officeooo:paragraph-rsid="00c3f07f" style:font-size-asian="12pt" style:font-style-asian="italic" style:font-weight-asian="bold" style:font-size-complex="12pt" style:font-style-complex="italic" style:font-weight-complex="bold"/>
    </style:style>
    <style:style style:name="P85" style:family="paragraph" style:parent-style-name="Table_20_Contents">
      <style:paragraph-properties fo:margin-left="0cm" fo:margin-right="0cm" fo:widows="1" fo:text-indent="0cm" style:auto-text-indent="false"/>
      <style:text-properties fo:color="#0000ff" style:text-line-through-style="solid" style:text-line-through-type="single" style:font-name="Liberation Serif" fo:font-size="12pt" fo:font-style="italic" fo:font-weight="bold" officeooo:paragraph-rsid="00a515b5" style:font-size-asian="12pt" style:font-style-asian="italic" style:font-weight-asian="bold" style:font-size-complex="12pt" style:font-style-complex="italic" style:font-weight-complex="bold"/>
    </style:style>
    <style:style style:name="P86" style:family="paragraph" style:parent-style-name="Table_20_Contents">
      <style:paragraph-properties fo:margin-left="0cm" fo:margin-right="0cm" fo:widows="1" fo:text-indent="0cm" style:auto-text-indent="false"/>
      <style:text-properties fo:color="#0000ff" style:text-line-through-style="solid" style:text-line-through-type="single" style:font-name="Liberation Serif" fo:font-size="12pt" fo:font-style="italic" fo:font-weight="bold" officeooo:paragraph-rsid="00b872e9" style:font-size-asian="12pt" style:font-style-asian="italic" style:font-weight-asian="bold" style:font-size-complex="12pt" style:font-style-complex="italic" style:font-weight-complex="bold"/>
    </style:style>
    <style:style style:name="P87" style:family="paragraph" style:parent-style-name="Table_20_Contents">
      <style:paragraph-properties fo:margin-left="0cm" fo:margin-right="0cm" fo:widows="1" fo:text-indent="0cm" style:auto-text-indent="false"/>
      <style:text-properties fo:color="#0000ff" style:text-line-through-style="solid" style:text-line-through-type="single" style:font-name="Liberation Serif" fo:font-size="12pt" fo:font-style="italic" fo:font-weight="bold" officeooo:rsid="00a7b840" officeooo:paragraph-rsid="00a7b840" style:font-size-asian="12pt" style:font-style-asian="italic" style:font-weight-asian="bold" style:font-size-complex="12pt" style:font-style-complex="italic" style:font-weight-complex="bold"/>
    </style:style>
    <style:style style:name="P88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normal" officeooo:paragraph-rsid="00a515b5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paragraph-rsid="00a515b5" style:font-size-asian="12pt" style:font-style-asian="italic" style:font-weight-asian="bold" style:font-size-complex="12pt" style:font-style-complex="italic" style:font-weight-complex="bold"/>
    </style:style>
    <style:style style:name="P90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paragraph-rsid="00c3f07f" style:font-size-asian="12pt" style:font-style-asian="italic" style:font-weight-asian="bold" style:font-size-complex="12pt" style:font-style-complex="italic" style:font-weight-complex="bold"/>
    </style:style>
    <style:style style:name="P91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paragraph-rsid="00ca2274" style:font-size-asian="12pt" style:font-style-asian="italic" style:font-weight-asian="bold" style:font-size-complex="12pt" style:font-style-complex="italic" style:font-weight-complex="bold"/>
    </style:style>
    <style:style style:name="P92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rsid="00f0a111" officeooo:paragraph-rsid="00f0a111" style:font-size-asian="12pt" style:font-style-asian="italic" style:font-weight-asian="bold" style:font-size-complex="12pt" style:font-style-complex="italic" style:font-weight-complex="bold"/>
    </style:style>
    <style:style style:name="P93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rsid="00fc2815" officeooo:paragraph-rsid="00fc2815" style:font-size-asian="12pt" style:font-style-asian="italic" style:font-weight-asian="bold" style:font-size-complex="12pt" style:font-style-complex="italic" style:font-weight-complex="bold"/>
    </style:style>
    <style:style style:name="P94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rsid="00f1ae41" officeooo:paragraph-rsid="00fc2815" style:font-size-asian="12pt" style:font-style-asian="italic" style:font-weight-asian="bold" style:font-size-complex="12pt" style:font-style-complex="italic" style:font-weight-complex="bold"/>
    </style:style>
    <style:style style:name="P95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rsid="010039a3" officeooo:paragraph-rsid="010039a3" style:font-size-asian="12pt" style:font-style-asian="italic" style:font-weight-asian="bold" style:font-size-complex="12pt" style:font-style-complex="italic" style:font-weight-complex="bold"/>
    </style:style>
    <style:style style:name="P96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rsid="01028ca1" officeooo:paragraph-rsid="01028ca1" style:font-size-asian="12pt" style:font-style-asian="italic" style:font-weight-asian="bold" style:font-size-complex="12pt" style:font-style-complex="italic" style:font-weight-complex="bold"/>
    </style:style>
    <style:style style:name="P97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italic" fo:font-weight="bold" officeooo:paragraph-rsid="00a515b5" style:font-size-asian="12pt" style:font-style-asian="italic" style:font-weight-asian="bold" style:font-size-complex="12pt" style:font-style-complex="italic" style:font-weight-complex="bold"/>
    </style:style>
    <style:style style:name="P98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italic" fo:font-weight="bold" officeooo:paragraph-rsid="00c3f07f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italic" fo:font-weight="bold" officeooo:paragraph-rsid="00ca2274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3333ff" style:font-name="Liberation Serif" fo:font-size="12pt" fo:letter-spacing="normal" fo:font-style="italic" fo:font-weight="bold" officeooo:rsid="00f50690" officeooo:paragraph-rsid="00f50690" style:font-size-asian="12pt" style:font-style-asian="italic" style:font-weight-asian="bold" style:font-size-complex="12pt" style:font-style-complex="italic" style:font-weight-complex="bold"/>
    </style:style>
    <style:style style:name="P101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3333ff" style:font-name="Liberation Serif" fo:font-size="12pt" fo:letter-spacing="normal" fo:font-style="italic" fo:font-weight="bold" officeooo:paragraph-rsid="00cabbaf" style:font-size-asian="12pt" style:font-style-asian="italic" style:font-weight-asian="bold" style:font-size-complex="12pt" style:font-style-complex="italic" style:font-weight-complex="bold"/>
    </style:style>
    <style:style style:name="P102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ff3333" style:font-name="Liberation Serif" fo:font-size="12pt" fo:letter-spacing="normal" fo:font-style="italic" fo:font-weight="bold" officeooo:rsid="00fb9b06" officeooo:paragraph-rsid="00fb9b06" style:font-size-asian="12pt" style:font-style-asian="italic" style:font-weight-asian="bold" style:font-size-complex="12pt" style:font-style-complex="italic" style:font-weight-complex="bold"/>
    </style:style>
    <style:style style:name="P103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ff3333" style:font-name="Liberation Serif" fo:font-size="12pt" fo:letter-spacing="normal" fo:font-style="italic" fo:font-weight="bold" officeooo:rsid="010039a3" officeooo:paragraph-rsid="010039a3" style:font-size-asian="12pt" style:font-style-asian="italic" style:font-weight-asian="bold" style:font-size-complex="12pt" style:font-style-complex="italic" style:font-weight-complex="bold"/>
    </style:style>
    <style:style style:name="P104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ff3333" style:font-name="Liberation Serif" fo:font-size="12pt" fo:letter-spacing="normal" fo:font-style="italic" fo:font-weight="bold" officeooo:rsid="01028ca1" officeooo:paragraph-rsid="01028ca1" style:font-size-asian="12pt" style:font-style-asian="italic" style:font-weight-asian="bold" style:font-size-complex="12pt" style:font-style-complex="italic" style:font-weight-complex="bold"/>
    </style:style>
    <style:style style:name="P105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bold" officeooo:rsid="00a7b840" officeooo:paragraph-rsid="00a7b840" style:font-size-asian="12pt" style:font-style-asian="italic" style:font-weight-asian="bold" style:font-size-complex="12pt" style:font-style-complex="italic" style:font-weight-complex="bold"/>
    </style:style>
    <style:style style:name="P106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bold" officeooo:rsid="0102ed6b" officeooo:paragraph-rsid="0102ed6b" style:font-size-asian="12pt" style:font-style-asian="italic" style:font-weight-asian="bold" style:font-size-complex="12pt" style:font-style-complex="italic" style:font-weight-complex="bold"/>
    </style:style>
    <style:style style:name="P107" style:family="paragraph" style:parent-style-name="Table_20_Contents">
      <style:paragraph-properties fo:margin-left="0cm" fo:margin-right="0cm" fo:widows="1" fo:text-indent="0cm" style:auto-text-indent="false"/>
      <style:text-properties fo:color="#ff3333" style:font-name="Liberation Serif" fo:font-size="12pt" fo:font-style="italic" fo:font-weight="bold" officeooo:rsid="00f65f37" officeooo:paragraph-rsid="00f65f37" style:font-size-asian="12pt" style:font-style-asian="italic" style:font-weight-asian="bold" style:font-size-complex="12pt" style:font-style-complex="italic" style:font-weight-complex="bold"/>
    </style:style>
    <style:style style:name="P108" style:family="paragraph" style:parent-style-name="Table_20_Contents">
      <style:paragraph-properties fo:margin-left="0cm" fo:margin-right="0cm" fo:widows="1" fo:text-indent="0cm" style:auto-text-indent="false"/>
      <style:text-properties fo:color="#ff3333" style:font-name="Liberation Serif" fo:font-size="12pt" fo:font-style="italic" fo:font-weight="bold" officeooo:paragraph-rsid="00f65f37" style:font-size-asian="12pt" style:font-style-asian="italic" style:font-weight-asian="bold" style:font-size-complex="12pt" style:font-style-complex="italic" style:font-weight-complex="bold"/>
    </style:style>
    <style:style style:name="P109" style:family="paragraph" style:parent-style-name="Table_20_Contents">
      <style:paragraph-properties fo:margin-left="0cm" fo:margin-right="0cm" fo:widows="1" fo:text-indent="0cm" style:auto-text-indent="false"/>
      <style:text-properties fo:color="#ff3333" style:font-name="Liberation Serif" fo:font-size="12pt" fo:font-style="italic" fo:font-weight="bold" officeooo:rsid="0102c4e3" officeooo:paragraph-rsid="0102c4e3" style:font-size-asian="12pt" style:font-style-asian="italic" style:font-weight-asian="bold" style:font-size-complex="12pt" style:font-style-complex="italic" style:font-weight-complex="bold"/>
    </style:style>
    <style:style style:name="P110" style:family="paragraph" style:parent-style-name="BfA_20_Normal">
      <style:text-properties fo:color="#0000ff" style:font-name="Liberation Serif" fo:font-size="12pt" fo:font-weight="bold" officeooo:rsid="0099b965" officeooo:paragraph-rsid="00c4890a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officeooo:rsid="00ab1de1"/>
    </style:style>
    <style:style style:name="T7" style:family="text">
      <style:text-properties fo:font-variant="normal" fo:text-transform="none" fo:letter-spacing="normal" fo:font-weight="normal" style:font-weight-asian="normal" style:font-weight-complex="normal"/>
    </style:style>
    <style:style style:name="T8" style:family="text">
      <style:text-properties fo:font-variant="normal" fo:text-transform="none" fo:letter-spacing="normal" fo:font-weight="normal" officeooo:rsid="00a37fd0" style:font-weight-asian="normal" style:font-weight-complex="normal"/>
    </style:style>
    <style:style style:name="T9" style:family="text">
      <style:text-properties fo:font-variant="normal" fo:text-transform="none" fo:letter-spacing="normal" officeooo:rsid="00a37fd0"/>
    </style:style>
    <style:style style:name="T10" style:family="text">
      <style:text-properties fo:font-variant="normal" fo:text-transform="none" fo:letter-spacing="normal" officeooo:rsid="00c3f07f"/>
    </style:style>
    <style:style style:name="T11" style:family="text">
      <style:text-properties fo:font-variant="normal" fo:text-transform="none" fo:letter-spacing="normal" officeooo:rsid="00c761b2"/>
    </style:style>
    <style:style style:name="T12" style:family="text">
      <style:text-properties fo:font-variant="normal" fo:text-transform="none" fo:letter-spacing="normal" fo:font-weight="bold" style:font-weight-asian="bold" style:font-weight-complex="bold"/>
    </style:style>
    <style:style style:name="T13" style:family="text">
      <style:text-properties fo:font-variant="normal" fo:text-transform="none" fo:letter-spacing="normal" fo:font-weight="bold" officeooo:rsid="00a515b5" style:font-weight-asian="bold" style:font-weight-complex="bold"/>
    </style:style>
    <style:style style:name="T14" style:family="text">
      <style:text-properties fo:font-variant="normal" fo:text-transform="none" fo:letter-spacing="normal" fo:font-weight="bold" officeooo:rsid="00b872e9" style:font-weight-asian="bold" style:font-weight-complex="bold"/>
    </style:style>
    <style:style style:name="T15" style:family="text">
      <style:text-properties fo:font-variant="normal" fo:text-transform="none" fo:letter-spacing="normal" fo:font-weight="bold" officeooo:rsid="00b99d29" style:font-weight-asian="bold" style:font-weight-complex="bold"/>
    </style:style>
    <style:style style:name="T16" style:family="text">
      <style:text-properties fo:font-variant="normal" fo:text-transform="none" fo:letter-spacing="normal" fo:font-weight="bold" officeooo:rsid="00c18387" style:font-weight-asian="bold" style:font-weight-complex="bold"/>
    </style:style>
    <style:style style:name="T17" style:family="text">
      <style:text-properties fo:font-variant="normal" fo:text-transform="none" fo:letter-spacing="normal" officeooo:rsid="00bde64e"/>
    </style:style>
    <style:style style:name="T18" style:family="text">
      <style:text-properties fo:font-variant="normal" fo:text-transform="none" fo:letter-spacing="normal" officeooo:rsid="00c18387"/>
    </style:style>
    <style:style style:name="T19" style:family="text">
      <style:text-properties fo:font-variant="normal" fo:text-transform="none" fo:letter-spacing="normal" officeooo:rsid="00abb964"/>
    </style:style>
    <style:style style:name="T20" style:family="text">
      <style:text-properties fo:font-variant="normal" fo:text-transform="none" fo:letter-spacing="normal" officeooo:rsid="00b872e9"/>
    </style:style>
    <style:style style:name="T21" style:family="text">
      <style:text-properties fo:font-variant="normal" fo:text-transform="none" fo:letter-spacing="normal" officeooo:rsid="00a515b5"/>
    </style:style>
    <style:style style:name="T22" style:family="text">
      <style:text-properties fo:font-variant="normal" fo:text-transform="none" fo:letter-spacing="normal" officeooo:rsid="00b99d2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90edd8" style:font-weight-asian="bold" style:font-weight-complex="bold"/>
    </style:style>
    <style:style style:name="T25" style:family="text">
      <style:text-properties fo:font-weight="bold" officeooo:rsid="009da469" style:font-weight-asian="bold" style:font-weight-complex="bold"/>
    </style:style>
    <style:style style:name="T26" style:family="text">
      <style:text-properties fo:font-weight="bold" officeooo:rsid="009e8835" style:font-weight-asian="bold" style:font-weight-complex="bold"/>
    </style:style>
    <style:style style:name="T27" style:family="text">
      <style:text-properties fo:font-weight="bold" officeooo:rsid="00c18387" style:font-weight-asian="bold" style:font-weight-complex="bold"/>
    </style:style>
    <style:style style:name="T28" style:family="text">
      <style:text-properties fo:font-weight="bold" officeooo:rsid="00a515b5" style:font-weight-asian="bold" style:font-weight-complex="bold"/>
    </style:style>
    <style:style style:name="T29" style:family="text">
      <style:text-properties fo:font-weight="bold" officeooo:rsid="00c3f07f" style:font-weight-asian="bold" style:font-weight-complex="bold"/>
    </style:style>
    <style:style style:name="T30" style:family="text">
      <style:text-properties fo:font-weight="bold" officeooo:rsid="00c4890a" style:font-weight-asian="bold" style:font-weight-complex="bold"/>
    </style:style>
    <style:style style:name="T31" style:family="text">
      <style:text-properties fo:font-weight="bold" officeooo:rsid="00d4f340" style:font-weight-asian="bold" style:font-weight-complex="bold"/>
    </style:style>
    <style:style style:name="T32" style:family="text">
      <style:text-properties officeooo:rsid="009415fa"/>
    </style:style>
    <style:style style:name="T33" style:family="text">
      <style:text-properties style:text-position="super 58%" officeooo:rsid="009415fa"/>
    </style:style>
    <style:style style:name="T34" style:family="text">
      <style:text-properties officeooo:rsid="009f2141"/>
    </style:style>
    <style:style style:name="T35" style:family="text">
      <style:text-properties officeooo:rsid="00a0e016"/>
    </style:style>
    <style:style style:name="T36" style:family="text">
      <style:text-properties officeooo:rsid="00a19570"/>
    </style:style>
    <style:style style:name="T37" style:family="text">
      <style:text-properties officeooo:rsid="00b0e199"/>
    </style:style>
    <style:style style:name="T38" style:family="text">
      <style:text-properties fo:color="#000000" officeooo:rsid="00abb964"/>
    </style:style>
    <style:style style:name="T39" style:family="text">
      <style:text-properties fo:color="#000000" fo:font-weight="normal" officeooo:rsid="00cabbaf" style:font-weight-asian="normal" style:font-weight-complex="normal"/>
    </style:style>
    <style:style style:name="T40" style:family="text">
      <style:text-properties fo:color="#000000" officeooo:rsid="00cabbaf"/>
    </style:style>
    <style:style style:name="T41" style:family="text">
      <style:text-properties fo:color="#000000" officeooo:rsid="00d34d02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a37fd0" style:font-weight-asian="normal" style:font-weight-complex="normal"/>
    </style:style>
    <style:style style:name="T44" style:family="text">
      <style:text-properties fo:font-weight="normal" officeooo:rsid="00ca2274" style:font-weight-asian="normal" style:font-weight-complex="normal"/>
    </style:style>
    <style:style style:name="T45" style:family="text">
      <style:text-properties fo:font-weight="normal" officeooo:rsid="00cabbaf" style:font-weight-asian="normal" style:font-weight-complex="normal"/>
    </style:style>
    <style:style style:name="T46" style:family="text">
      <style:text-properties style:font-weight-asian="normal" style:font-weight-complex="normal"/>
    </style:style>
    <style:style style:name="T47" style:family="text">
      <style:text-properties officeooo:rsid="00bde64e" style:font-weight-asian="normal" style:font-weight-complex="normal"/>
    </style:style>
    <style:style style:name="T48" style:family="text">
      <style:text-properties officeooo:rsid="00bde64e"/>
    </style:style>
    <style:style style:name="T49" style:family="text">
      <style:text-properties officeooo:rsid="00c23a17"/>
    </style:style>
    <style:style style:name="T50" style:family="text">
      <style:text-properties officeooo:rsid="00c253f6"/>
    </style:style>
    <style:style style:name="T51" style:family="text">
      <style:text-properties officeooo:rsid="00c2a1a4"/>
    </style:style>
    <style:style style:name="T52" style:family="text">
      <style:text-properties officeooo:rsid="00c3f07f"/>
    </style:style>
    <style:style style:name="T53" style:family="text">
      <style:text-properties officeooo:rsid="00c4890a"/>
    </style:style>
    <style:style style:name="T54" style:family="text">
      <style:text-properties officeooo:rsid="00ca2274"/>
    </style:style>
    <style:style style:name="T55" style:family="text">
      <style:text-properties officeooo:rsid="00cabbaf"/>
    </style:style>
    <style:style style:name="T56" style:family="text">
      <style:text-properties officeooo:rsid="00e16e17"/>
    </style:style>
    <style:style style:name="T57" style:family="text">
      <style:text-properties officeooo:rsid="00e27989"/>
    </style:style>
    <style:style style:name="T58" style:family="text">
      <style:text-properties officeooo:rsid="00eb816c"/>
    </style:style>
    <style:style style:name="T59" style:family="text">
      <style:text-properties officeooo:rsid="00ef0ac4"/>
    </style:style>
    <style:style style:name="T60" style:family="text">
      <style:text-properties style:text-line-through-style="solid" style:text-line-through-type="single"/>
    </style:style>
    <style:style style:name="T61" style:family="text">
      <style:text-properties style:text-line-through-style="solid" style:text-line-through-type="single" fo:font-weight="bold" officeooo:rsid="00b872e9" style:font-weight-asian="bold" style:font-weight-complex="bold"/>
    </style:style>
    <style:style style:name="T62" style:family="text">
      <style:text-properties style:text-line-through-style="solid" style:text-line-through-type="single" fo:font-weight="bold" officeooo:rsid="00a515b5" style:font-weight-asian="bold" style:font-weight-complex="bold"/>
    </style:style>
    <style:style style:name="T63" style:family="text">
      <style:text-properties style:text-line-through-style="solid" style:text-line-through-type="single" fo:font-weight="bold" officeooo:rsid="00c3f07f" style:font-weight-asian="bold" style:font-weight-complex="bold"/>
    </style:style>
    <style:style style:name="T64" style:family="text">
      <style:text-properties style:text-line-through-style="solid" style:text-line-through-type="single" officeooo:rsid="00ea32eb"/>
    </style:style>
    <style:style style:name="T65" style:family="text">
      <style:text-properties style:text-line-through-style="solid" style:text-line-through-type="single" officeooo:rsid="00b872e9"/>
    </style:style>
    <style:style style:name="T66" style:family="text">
      <style:text-properties style:text-line-through-style="solid" style:text-line-through-type="single" officeooo:rsid="00a515b5"/>
    </style:style>
    <style:style style:name="T67" style:family="text">
      <style:text-properties style:text-line-through-style="solid" style:text-line-through-type="single" officeooo:rsid="00c3f07f"/>
    </style:style>
    <style:style style:name="T68" style:family="text">
      <style:text-properties officeooo:rsid="00f3a353"/>
    </style:style>
    <style:style style:name="T69" style:family="text">
      <style:text-properties officeooo:rsid="00c18387"/>
    </style:style>
    <style:style style:name="T70" style:family="text">
      <style:text-properties officeooo:rsid="00f65f37"/>
    </style:style>
    <style:style style:name="T71" style:family="text">
      <style:text-properties officeooo:rsid="00f902f4"/>
    </style:style>
    <style:style style:name="T72" style:family="text">
      <style:text-properties officeooo:rsid="00d4f340"/>
    </style:style>
    <style:style style:name="T73" style:family="text">
      <style:text-properties officeooo:rsid="00a515b5"/>
    </style:style>
    <style:style style:name="T74" style:family="text">
      <style:text-properties officeooo:rsid="00a37fd0"/>
    </style:style>
    <style:style style:name="T75" style:family="text">
      <style:text-properties officeooo:rsid="00abb96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>S/No</text:p>
          </table:table-cell>
          <table:table-cell table:style-name="Table1.A1" office:value-type="string">
            <text:p text:style-name="P15"><text:span text:style-name="T37">STRUCTURAL </text:span>ELEMENT</text:p>
          </table:table-cell>
          <table:table-cell table:style-name="Table1.A1" office:value-type="string">
            <text:p text:style-name="P15">REQUIREMENT</text:p>
          </table:table-cell>
          <table:table-cell table:style-name="Table1.A1" office:value-type="string">
            <text:p text:style-name="P17"><text:s/><text:span text:style-name="T26">APPLICABLE XML TAG, </text:span><text:span text:style-name="T24">ATTRIBUTE NAME </text:span><text:span text:style-name="T25">AND EXAMPLE</text:span></text:p>
          </table:table-cell>
          <table:table-cell table:style-name="Table1.E1" office:value-type="string">
            <text:p text:style-name="P16">result11_Edited</text:p>
          </table:table-cell>
        </table:table-row>
        <table:table-row>
          <table:table-cell table:style-name="Table1.A2" office:value-type="string">
            <text:p text:style-name="P53">1</text:p>
          </table:table-cell>
          <table:table-cell table:style-name="Table1.A2" office:value-type="string">
            <text:p text:style-name="P55">Running Head</text:p>
          </table:table-cell>
          <table:table-cell table:style-name="Table1.A2" office:value-type="string">
            <text:p text:style-name="P54">Detect, <text:span text:style-name="T34">indicate</text:span> <text:span text:style-name="T36">on enhanced XML file</text:span> and remove from <text:span text:style-name="T36">pages</text:span> <text:span text:style-name="T35">D</text:span>ocx.</text:p>
          </table:table-cell>
          <table:table-cell table:style-name="Table1.A2" office:value-type="string">
            <text:p text:style-name="P77"><text:span text:style-name="T3">&lt;formatting lang="EnglishUnitedStates" ff="Liberation Serif" fs="10.5" color="3684408" INLINE="False" </text:span><text:span text:style-name="T13">RUNHEAD=”TRUE”</text:span><text:span text:style-name="T3"> &gt;</text:span><text:span text:style-name="T12">THE QUIET AMERICAN</text:span><text:span text:style-name="T3">&lt;/formatting&gt;</text:span></text:p>
            <text:p text:style-name="P77"/>
            <text:p text:style-name="P77"/>
            <text:p text:style-name="P88"/>
          </table:table-cell>
          <table:table-cell table:style-name="Table1.E2" office:value-type="string">
            <text:p text:style-name="P78">Lines 6, 76, 147,207</text:p>
          </table:table-cell>
        </table:table-row>
        <table:table-row>
          <table:table-cell table:style-name="Table1.A2" office:value-type="string">
            <text:p text:style-name="P60">2</text:p>
          </table:table-cell>
          <table:table-cell table:style-name="Table1.A2" office:value-type="string">
            <text:p text:style-name="P62">Heading 1 - 6</text:p>
          </table:table-cell>
          <table:table-cell table:style-name="Table1.A2" office:value-type="string">
            <text:p text:style-name="P60">Detect, <text:span text:style-name="T34">indicate</text:span> on <text:span text:style-name="T34">enhanced </text:span>XML <text:span text:style-name="T32">so it can be shown on 2</text:span><text:span text:style-name="T33">nd</text:span><text:span text:style-name="T32"> page of Docx.</text:span></text:p>
            <text:p text:style-name="P64">Proposed to distinguish the headings using the values i.e. 1 to 6 <text:span text:style-name="T52">and Content</text:span></text:p>
          </table:table-cell>
          <table:table-cell table:style-name="Table1.A2" office:value-type="string">
            <text:p text:style-name="P108"><text:span text:style-name="T70">&lt;par align="Justified" startIndent="1700" lineSpacing="1512" <text:s/>STYLE = "Heading 1"&gt;</text:span></text:p>
            <text:p text:style-name="P107"/>
            <text:p text:style-name="P107"/>
            <text:p text:style-name="P107">&lt;par align="Justified" leftIndent="4800" lineSpacing="1128" STYLE = "Heading 2"&gt;</text:p>
            <text:p text:style-name="P85"/>
            <text:p text:style-name="P85"><text:span text:style-name="T3">&lt;formatting lang="EnglishUnitedStates" ff="Liberation Serif" fs="10.5" color="3684408" INLINE="False" </text:span><text:span text:style-name="T20">HEADING</text:span><text:span text:style-name="T21">=”</text:span><text:span text:style-name="T20">1</text:span><text:span text:style-name="T21">”</text:span><text:span text:style-name="T3"> &gt;THE QUIET AMERICAN&lt;/formatting&gt;</text:span></text:p>
            <text:p text:style-name="P97"/>
            <text:p text:style-name="P86"><text:span text:style-name="T3">&lt;formatting lang="EnglishUnitedStates" ff="Liberation Serif" fs="10.5" color="3684408" INLINE="False" </text:span><text:span text:style-name="T20">HEADING</text:span><text:span text:style-name="T21">=”</text:span><text:span text:style-name="T20">2</text:span><text:span text:style-name="T21">”</text:span><text:span text:style-name="T3"> &gt;</text:span><text:span text:style-name="T22">A NEW DAWN</text:span><text:span text:style-name="T3">&lt;/formatting&gt;</text:span></text:p>
            <text:p text:style-name="P85"/>
            <text:p text:style-name="P89"/>
          </table:table-cell>
          <table:table-cell table:style-name="Table1.E2" office:value-type="string">
            <text:p text:style-name="P80">Line <text:span text:style-name="T58">2</text:span>2 = 1</text:p>
            <text:p text:style-name="P80"/>
            <text:p text:style-name="P80"/>
            <text:p text:style-name="P80"/>
            <text:p text:style-name="P80"/>
            <text:p text:style-name="P81"><text:span text:style-name="T59">Line 237</text:span> = 2</text:p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</table:table-cell>
        </table:table-row>
        <text:soft-page-break/>
        <table:table-row>
          <table:table-cell table:style-name="Table1.A2" office:value-type="string">
            <text:p text:style-name="P60">3</text:p>
          </table:table-cell>
          <table:table-cell table:style-name="Table1.A2" office:value-type="string">
            <text:p text:style-name="P65">Section Break</text:p>
          </table:table-cell>
          <table:table-cell table:style-name="Table1.A2" office:value-type="string">
            <text:p text:style-name="P25">For styling breaks between untitled sections</text:p>
            <text:p text:style-name="P66">This will be added at the paragraph level</text:p>
            <text:p text:style-name="P67"/>
          </table:table-cell>
          <table:table-cell table:style-name="Table1.A2" office:value-type="string">
            <text:p text:style-name="P50">&lt;par align="Justified" startIndent="1700" lineSpacing="1512" STYLE = "SectionBreak"&gt;</text:p>
            <text:p text:style-name="P47"/>
            <text:p text:style-name="P47"/>
            <text:p text:style-name="P47">&lt;par align="<text:span text:style-name="T48">Left</text:span>" leftIndent="500" lineSpacing="1776"&gt;</text:p>
            <text:section text:style-name="Sect1" text:name="collapsible57">
              <text:p text:style-name="P32">&lt;line baseline="1647" l="1123" t="1614" r="1324" b="1656"&gt;</text:p>
              <text:p text:style-name="P36">&lt;formatting lang="EnglishUnitedStates" ff="Liberation <text:s/>Serif" fs="10" italic="1" color="3684408" INLINE="False" <text:span text:style-name="T72">SECTIONBREAK</text:span>="<text:span text:style-name="T72">True</text:span>"&gt;Foreword by&lt;/formatting&gt;</text:p>
              <text:p text:style-name="P35">&lt;/line&gt;</text:p>
            </text:section>
            <text:section text:style-name="Sect1" text:name="Section1">
              <text:p text:style-name="P37"><text:bookmark text:name="collapsible58"/>&lt;line baseline="1720" l="1030" t="1682" r="1401" b="1721"&gt;</text:p>
              <text:p text:style-name="P35">&lt;formatting lang="EnglishUnitedStates" ff="Liberation Serif" fs="11" bold="1" color="3684408" INLINE="False"&gt;David Ben Gurion&lt;/formatting&gt;</text:p>
              <text:p text:style-name="P35">&lt;/line&gt;</text:p>
            </text:section>
            <text:p text:style-name="P46">&lt;/par&gt;</text:p>
            <text:p text:style-name="P48"/>
            <text:section text:style-name="Sect1" text:name="collapsible58">
              <text:p text:style-name="P37"/>
            </text:section>
            <text:p text:style-name="P49"/>
          </table:table-cell>
          <table:table-cell table:style-name="Table1.E2" office:value-type="string">
            <text:p text:style-name="P43">Line 2<text:span text:style-name="T71">6</text:span></text:p>
          </table:table-cell>
        </table:table-row>
        <text:soft-page-break/>
        <table:table-row>
          <table:table-cell table:style-name="Table1.A2" office:value-type="string">
            <text:p text:style-name="P60"/>
            <text:p text:style-name="P61">4</text:p>
          </table:table-cell>
          <table:table-cell table:style-name="Table1.A2" office:value-type="string">
            <text:p text:style-name="P62"/>
            <text:p text:style-name="P63">BfA Normal</text:p>
            <text:p text:style-name="P62"/>
            <text:p text:style-name="P62"/>
          </table:table-cell>
          <table:table-cell table:style-name="Table1.A2" office:value-type="string">
            <text:p text:style-name="P60"/>
            <text:p text:style-name="P21">For all normal and body text.</text:p>
            <text:p text:style-name="P63"><text:span text:style-name="T55">Suggest this is d</text:span>efined at paragraph level <text:span text:style-name="T55">(as it affects successive lines of text)</text:span> <text:span text:style-name="T51">as a style</text:span></text:p>
          </table:table-cell>
          <table:table-cell table:style-name="Table1.A2" office:value-type="string">
            <text:p text:style-name="P40"/>
            <text:p text:style-name="P41">&lt;par align="<text:span text:style-name="T48">Left</text:span>" leftIndent="500" lineSpacing="1776" <text:span text:style-name="T69">STYLE = “BfA NORMAL”</text:span>&gt;</text:p>
            <text:section text:style-name="Sect1" text:name="Section2">
              <text:p text:style-name="P20">&lt;line baseline="1647" l="1123" t="1614" r="1324" b="1656"&gt;</text:p>
              <text:p text:style-name="P33">&lt;formatting lang="EnglishUnitedStates" ff="Liberation <text:s/>Serif" fs="10" italic="1" color="3684408" INLINE="False"&gt;Foreword by&lt;/formatting&gt;</text:p>
              <text:p text:style-name="P33">&lt;/line&gt;</text:p>
            </text:section>
            <text:section text:style-name="Sect1" text:name="Section3">
              <text:p text:style-name="P34"><text:bookmark text:name="collapsible581"/>&lt;line baseline="1720" l="1030" t="1682" r="1401" b="1721"&gt;</text:p>
              <text:p text:style-name="P33">&lt;formatting lang="EnglishUnitedStates" ff="Liberation Serif" fs="11" bold="1" color="3684408" INLINE="False"&gt;David Ben Gurion&lt;/formatting&gt;</text:p>
              <text:p text:style-name="P33">&lt;/line&gt;</text:p>
            </text:section>
            <text:p text:style-name="P39">&lt;/par&gt;</text:p>
            <text:section text:style-name="Sect1" text:name="Section4">
              <text:p text:style-name="P34"/>
            </text:section>
            <text:p text:style-name="P45"/>
          </table:table-cell>
          <table:table-cell table:style-name="Table1.E2" office:value-type="string">
            <text:p text:style-name="P40"/>
            <text:p text:style-name="P42">5, 11, 18, 22, 32, 36, 39, 45, 75, 81, 89, 96, 100, 104, 107, <text:span text:style-name="T56">116, 146, 152, 154, 163, 166, 169, 206, 212, etc</text:span></text:p>
          </table:table-cell>
        </table:table-row>
        <table:table-row>
          <table:table-cell table:style-name="Table1.A2" office:value-type="string">
            <text:p text:style-name="P63">5</text:p>
          </table:table-cell>
          <table:table-cell table:style-name="Table1.A2" office:value-type="string">
            <text:p text:style-name="P63">BfA Alt 1</text:p>
          </table:table-cell>
          <table:table-cell table:style-name="Table1.A2" office:value-type="string">
            <text:p text:style-name="P23">To mark body text that is visually different to text styled with BfA Normal.</text:p>
            <text:p text:style-name="P23"/>
            <text:p text:style-name="P63"><text:span text:style-name="T49">To be d</text:span>efined at paragraph level <text:span text:style-name="T50">as a style </text:span>with the alignment.</text:p>
          </table:table-cell>
          <table:table-cell table:style-name="Table1.A2" office:value-type="string">
            <text:p text:style-name="P51"><text:span text:style-name="T3">&lt;par align="</text:span><text:span text:style-name="T17">Left</text:span><text:span text:style-name="T3">" </text:span><text:span text:style-name="T18"> </text:span><text:span text:style-name="T3">leftIndent="500" lineSpacing="1776" </text:span><text:span text:style-name="T18">STYLE = “BfA Alt 1”</text:span><text:span text:style-name="T3">&gt;</text:span></text:p>
            <text:p text:style-name="P44">...</text:p>
            <text:p text:style-name="P44">…</text:p>
            <text:p text:style-name="P44">...</text:p>
            <text:p text:style-name="P79"/>
          </table:table-cell>
          <table:table-cell table:style-name="Table1.E2" office:value-type="string">
            <text:p text:style-name="P52">222,224,226, 229,232,233,234,236,238,240,242,244,247,249,251,254,260</text:p>
          </table:table-cell>
        </table:table-row>
        <table:table-row>
          <table:table-cell table:style-name="Table1.A2" office:value-type="string">
            <text:p text:style-name="P63">6</text:p>
          </table:table-cell>
          <table:table-cell table:style-name="Table1.A2" office:value-type="string">
            <text:p text:style-name="P63">Copyright</text:p>
          </table:table-cell>
          <table:table-cell table:style-name="Table1.A2" office:value-type="string">
            <text:p text:style-name="P22">Only for the Seeing Ear Copyright notice.</text:p>
            <text:p text:style-name="P26">To be defined as an attribute for Formatting <text:soft-page-break/>tag.</text:p>
            <text:p text:style-name="P22"/>
          </table:table-cell>
          <table:table-cell table:style-name="Table1.A2" office:value-type="string">
            <text:p text:style-name="P82">&lt;par align="Justified" leftIndent="4800" lineSpacing="1128" STYLE="Copyright"&gt;</text:p>
            <text:p text:style-name="P82"/>
            <text:p text:style-name="P82"><text:soft-page-break/></text:p>
            <text:p text:style-name="P84"><text:span text:style-name="T3">&lt;formatting lang="EnglishUnitedStates" ff="Liberation </text:span><text:span text:style-name="T9">Serif” fs=”10” bold=”1” </text:span><text:span text:style-name="T3">color="3684408" INLINE="False" </text:span><text:bookmark-start text:name="__DdeLink__3460_1997163358"/><text:span text:style-name="T10">COPYRIGHT</text:span><text:span text:style-name="T9">=”TRUE”</text:span><text:bookmark-end text:name="__DdeLink__3460_1997163358"/><text:span text:style-name="T3">&gt;</text:span><text:span text:style-name="T10">NOTICE-SEEINGEAR</text:span><text:span text:style-name="T3">&lt;/formatting&gt;</text:span></text:p>
          </table:table-cell>
          <table:table-cell table:style-name="Table1.E2" office:value-type="string">
            <text:p text:style-name="P83">239</text:p>
          </table:table-cell>
        </table:table-row>
        <table:table-row>
          <table:table-cell table:style-name="Table1.A2" office:value-type="string">
            <text:p text:style-name="P63">7</text:p>
          </table:table-cell>
          <table:table-cell table:style-name="Table1.A2" office:value-type="string">
            <text:p text:style-name="P63">Contents</text:p>
          </table:table-cell>
          <table:table-cell table:style-name="Table1.A2" office:value-type="string">
            <text:p text:style-name="P27">Only for table of contents heading</text:p>
            <text:p text:style-name="P28">Defined as a heading with value “CONTENT”</text:p>
            <text:p text:style-name="P27"/>
          </table:table-cell>
          <table:table-cell table:style-name="Table1.A2" office:value-type="string">
            <text:p text:style-name="P102">&lt;par align="Justified" leftIndent="4800" lineSpacing="1128" STYLE = "Contents"&gt;</text:p>
            <text:p text:style-name="P92"/>
            <text:p text:style-name="P90">&lt;<text:span text:style-name="T60">formatting lang="EnglishUnitedStates" ff="Liberation Serif" fs="10.5" color="3684408" INLINE="False" </text:span><text:span text:style-name="T65">HEADING</text:span><text:span text:style-name="T66">=”</text:span><text:span text:style-name="T67">CONTENT</text:span><text:span text:style-name="T66">”</text:span><text:span text:style-name="T60"> &gt;</text:span><text:span text:style-name="T67">TABLE OF CONTENTS</text:span><text:span text:style-name="T60">&lt;/formatting&gt;</text:span></text:p>
          </table:table-cell>
          <table:table-cell table:style-name="Table1.E2" office:value-type="string">
            <text:p text:style-name="P92">250</text:p>
          </table:table-cell>
        </table:table-row>
        <table:table-row>
          <table:table-cell table:style-name="Table1.A2" office:value-type="string">
            <text:p text:style-name="P63">8</text:p>
          </table:table-cell>
          <table:table-cell table:style-name="Table1.A2" office:value-type="string">
            <text:p text:style-name="P63">Label</text:p>
          </table:table-cell>
          <table:table-cell table:style-name="Table1.A2" office:value-type="string">
            <text:p text:style-name="P110"><text:span text:style-name="T53">This is</text:span> used for any text which is associated with or describing a picture or a diagram. It appears directly under the picture, on a line of its own.</text:p>
            <text:p text:style-name="P26">To be defined as an attribute for Formatting tag.</text:p>
            <text:p text:style-name="P110"/>
          </table:table-cell>
          <table:table-cell table:style-name="Table1.A2" office:value-type="string">
            <text:p text:style-name="P93">&lt;par leftIndent="4800" lineSpacing="1128" STYLE="Label"&gt;</text:p>
            <text:p text:style-name="P90"/>
            <text:p text:style-name="P90"/>
            <text:p text:style-name="P98">&lt;formatting lang="EnglishUnitedStates" ff="Liberation Serif" fs="10.5" color="3684408" INLINE="False" <text:span text:style-name="T53">LABEL=”TRUE”</text:span> &gt;<text:span text:style-name="T52">TABLE OF CONTENTS</text:span>&lt;/formatting&gt;</text:p>
          </table:table-cell>
          <table:table-cell table:style-name="Table1.E2" office:value-type="string">
            <text:p text:style-name="P94">252</text:p>
            <text:p text:style-name="P94"/>
            <text:p text:style-name="P94"/>
            <text:p text:style-name="P94"/>
            <text:p text:style-name="P94"><text:span text:style-name="T64">171</text:span></text:p>
          </table:table-cell>
        </table:table-row>
        <table:table-row>
          <table:table-cell table:style-name="Table1.A2" office:value-type="string">
            <text:p text:style-name="P63">9</text:p>
          </table:table-cell>
          <table:table-cell table:style-name="Table1.A2" office:value-type="string">
            <text:p text:style-name="P68">Page Numbers</text:p>
          </table:table-cell>
          <table:table-cell table:style-name="Table1.A2" office:value-type="string">
            <text:p text:style-name="P29">For page numbers. Microsoft Word page numbers should not be used. The page numbering from the hard copy should be retained, irrespective of where it appears on the <text:soft-page-break/>page</text:p>
            <text:p text:style-name="P68">Detect, <text:span text:style-name="T34">indicate</text:span> <text:span text:style-name="T34">on enhanced XML </text:span>and style <text:s/>as PageNum, <text:span text:style-name="T34">show on Docx. Note, Roman Numerals use the same attribute but value is ROMAN</text:span></text:p>
          </table:table-cell>
          <table:table-cell table:style-name="Table1.A2" office:value-type="string">
            <text:p text:style-name="P75">&lt;par lineSpacing="890" STYLE="PageNum"&gt;</text:p>
            <text:p text:style-name="P75"/>
            <text:p text:style-name="P76">&lt;formatting lang="EnglishUnitedStates" ff="Liberation Serif" fs="8" INLINE="False" PAGENUMBER="NORMAL"&gt;5&lt;/format<text:soft-page-break/>ting&gt;</text:p>
            <text:p text:style-name="P75"/>
            <text:p text:style-name="P59"/>
            <text:p text:style-name="P56"/>
            <text:p text:style-name="P70"><text:span text:style-name="T3">&lt;formatting lang="EnglishUnitedStates" ff="Liberation </text:span><text:span text:style-name="T9">Serif” fs=”10” bold=”1” </text:span><text:span text:style-name="T3">color="3684408" INLINE="False" </text:span><text:span text:style-name="T9">PAGENUMBER=”</text:span><text:span text:style-name="T11">NORMAL</text:span><text:span text:style-name="T9">”</text:span><text:span text:style-name="T3">&gt;3&lt;/formatting&gt;</text:span></text:p>
            <text:p text:style-name="P70"/>
            <text:p text:style-name="P71"><text:span text:style-name="T3">&lt;formatting lang="EnglishUnitedStates" ff="Liberation </text:span><text:span text:style-name="T9">Serif” fs=”10” bold=”1” </text:span><text:span text:style-name="T3">color="3684408" INLINE="False" </text:span><text:span text:style-name="T9">PAGENUMBER=”</text:span><text:span text:style-name="T11">ROMAN</text:span><text:span text:style-name="T9">”</text:span><text:span text:style-name="T3">&gt;</text:span><text:span text:style-name="T19">IV</text:span><text:span text:style-name="T3">&lt;/formatting&gt;</text:span></text:p>
            <text:p text:style-name="P72"/>
          </table:table-cell>
          <table:table-cell table:style-name="Table1.E2" office:value-type="string">
            <text:p text:style-name="P58">261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><text:soft-page-break/><text:s/>26<text:span text:style-name="T68">2</text:span></text:p>
          </table:table-cell>
        </table:table-row>
        <table:table-row>
          <table:table-cell table:style-name="Table1.A2" office:value-type="string">
            <text:p text:style-name="P63">10</text:p>
          </table:table-cell>
          <table:table-cell table:style-name="Table1.A2" office:value-type="string">
            <text:p text:style-name="P63">Note-title</text:p>
          </table:table-cell>
          <table:table-cell table:style-name="Table1.A2" office:value-type="string">
            <text:p text:style-name="P30">Most commonly used in text books where there is a text box of additional information. Use this style for the title of this text box if there is one.</text:p>
            <text:p text:style-name="P30"/>
            <text:p text:style-name="P30"/>
          </table:table-cell>
          <table:table-cell table:style-name="Table1.A2" office:value-type="string">
            <text:p text:style-name="P95">&lt;par align="Justified" leftIndent="4800" lineSpacing="940" STYLE = "Note-title"&gt;</text:p>
            <text:p text:style-name="P91"/>
            <text:p text:style-name="P91"/>
            <text:p text:style-name="P99">&lt;formatting lang="EnglishUnitedStates" ff="Liberation <text:span text:style-name="T74">Serif” fs=”10” bold=”1” </text:span>color="3684408" INLINE="False" <text:span text:style-name="T54">NOTETYPE=”NOTE-TITLE”</text:span>&gt;<text:span text:style-name="T75">IV</text:span>&lt;/formatting&gt;</text:p>
          </table:table-cell>
          <table:table-cell table:style-name="Table1.E2" office:value-type="string">
            <text:p text:style-name="P95">225</text:p>
          </table:table-cell>
        </table:table-row>
        <table:table-row>
          <table:table-cell table:style-name="Table1.A2" office:value-type="string">
            <text:p text:style-name="P63">11</text:p>
          </table:table-cell>
          <table:table-cell table:style-name="Table1.A2" office:value-type="string">
            <text:p text:style-name="P24">Note-content</text:p>
          </table:table-cell>
          <table:table-cell table:style-name="Table1.A2" office:value-type="string">
            <text:p text:style-name="P31">Most commonly used in text books where there is a text box of additional information. Use this style for the content of this text box. Place the note directly underneath the paragraph <text:soft-page-break/>or section to which it refers.</text:p>
          </table:table-cell>
          <table:table-cell table:style-name="Table1.A2" office:value-type="string">
            <text:p text:style-name="P103">&lt;par align="Justified" leftIndent="4800" lineSpacing="1152" STYLE = "Note-content"&gt;</text:p>
            <text:p text:style-name="P91"/>
            <text:p text:style-name="P99">&lt;formatting lang="EnglishUnitedStates" ff="Liberation <text:span text:style-name="T74">Serif” fs=”10” bold=”1” </text:span>color="3684408" INLINE="False" <text:soft-page-break/><text:span text:style-name="T54">NOTETYPE=”NOTE-CONTENT”</text:span>&gt;<text:span text:style-name="T75">IV</text:span>&lt;/formatting&gt;</text:p>
          </table:table-cell>
          <table:table-cell table:style-name="Table1.E2" office:value-type="string">
            <text:p text:style-name="P95">243</text:p>
          </table:table-cell>
        </table:table-row>
        <table:table-row>
          <table:table-cell table:style-name="Table1.A2" office:value-type="string">
            <text:p text:style-name="P63">12</text:p>
          </table:table-cell>
          <table:table-cell table:style-name="Table1.A2" office:value-type="string">
            <text:p text:style-name="P63">Actor</text:p>
          </table:table-cell>
          <table:table-cell table:style-name="Table1.A2" office:value-type="string">
            <text:p text:style-name="P31">Use in plays to style the name of the speaker. Put the name of the speaker on the line above the text that they speak</text:p>
          </table:table-cell>
          <table:table-cell table:style-name="Table1.A2" office:value-type="string">
            <text:p text:style-name="P104">&lt;par align="Justified" startIndent="1700" lineSpacing="1512" STYLE = "Actor"&gt;</text:p>
            <text:p text:style-name="P91"/>
            <text:p text:style-name="P91"/>
            <text:p text:style-name="P91"/>
            <text:p text:style-name="P91">&lt;formatting lang="EnglishUnitedStates" ff="Liberation <text:span text:style-name="T74">Serif” fs=”10” bold=”1” </text:span>color="3684408" INLINE="False" <text:span text:style-name="T54">TEXTTYPE = “ACTORNAME”</text:span>&gt;<text:span text:style-name="T75">IV</text:span>&lt;/formatting&gt;</text:p>
            <text:p text:style-name="P91"/>
            <text:p text:style-name="P91"/>
          </table:table-cell>
          <table:table-cell table:style-name="Table1.E2" office:value-type="string">
            <text:p text:style-name="P96">39</text:p>
          </table:table-cell>
        </table:table-row>
        <table:table-row>
          <table:table-cell table:style-name="Table1.A2" office:value-type="string">
            <text:p text:style-name="P63">13</text:p>
          </table:table-cell>
          <table:table-cell table:style-name="Table1.A2" office:value-type="string">
            <text:p text:style-name="P24">StageDirection</text:p>
          </table:table-cell>
          <table:table-cell table:style-name="Table1.A2" office:value-type="string">
            <text:p text:style-name="P69">Detect and indicate on enhanced XML. </text:p>
          </table:table-cell>
          <table:table-cell table:style-name="Table1.A2" office:value-type="string">
            <text:p text:style-name="P109">&lt;par lineSpacing="890" STYLE = "StageDirection"&gt;</text:p>
            <text:p text:style-name="P105"/>
            <text:p text:style-name="P105"/>
            <text:p text:style-name="P87"><text:span text:style-name="T4">&lt;formatting lang="EnglishUnitedStates" ff="Liberation Serif" fs="10.5" color="3684408" INLINE="False" </text:span><text:span text:style-name="T6">STAGEDIRECTION= “TRUE”</text:span><text:span text:style-name="T4">&gt;All propagated with the best intentions.”&lt;/formatting&gt;</text:span></text:p>
          </table:table-cell>
          <table:table-cell table:style-name="Table1.E2" office:value-type="string">
            <text:p text:style-name="P106">75</text:p>
          </table:table-cell>
        </table:table-row>
        <table:table-row>
          <table:table-cell table:style-name="Table1.A2" office:value-type="string">
            <text:p text:style-name="P18">14</text:p>
          </table:table-cell>
          <table:table-cell table:style-name="Table1.A2" office:value-type="string">
            <text:p text:style-name="P19">LineNum</text:p>
          </table:table-cell>
          <table:table-cell table:style-name="Table1.A2" office:value-type="string">
            <text:p text:style-name="P3">Use in poetry to style the line number (if present). Make sure the line number appears on the line above the line of poetry to which it refers</text:p>
          </table:table-cell>
          <table:table-cell table:style-name="Table1.A2" office:value-type="string">
            <text:p text:style-name="P8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4">TEXTTYPE=</text:span><text:span text:style-name="T44"> </text:span><text:span text:style-name="T54">“LINENUM”</text:span><text:span text:style-name="T42">&gt;</text:span><text:span text:style-name="T41">6</text:span>&lt;<text:span text:style-name="T42">/formatting&gt;</text:span></text:p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8">15</text:p>
          </table:table-cell>
          <table:table-cell table:style-name="Table1.A2" office:value-type="string">
            <text:p text:style-name="P19">ShortLine</text:p>
          </table:table-cell>
          <table:table-cell table:style-name="Table1.A2" office:value-type="string">
            <text:p text:style-name="P3">Use to style lines of poetry</text:p>
          </table:table-cell>
          <table:table-cell table:style-name="Table1.A2" office:value-type="string">
            <text:p text:style-name="P7">&lt;<text:span text:style-name="T42">formatting lang="EnglishUnitedStates" ff="Liberation </text:span><text:span text:style-name="T43">Serif” fs=”10” bold=”1” </text:span><text:soft-page-break/><text:span text:style-name="T42">color="3684408" INLINE="False" </text:span><text:span text:style-name="T54">TEXTTYPE=</text:span><text:span text:style-name="T44"> </text:span><text:span text:style-name="T54">“SHORTLINE”</text:span><text:span text:style-name="T42">&gt;</text:span><text:span text:style-name="T39">i</text:span><text:span text:style-name="T40">n the line of each</text:span>&lt;<text:span text:style-name="T42">/formatting&gt;</text:span></text:p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3">16</text:p>
          </table:table-cell>
          <table:table-cell table:style-name="Table1.A2" office:value-type="string">
            <text:p text:style-name="P74">Emphasis</text:p>
          </table:table-cell>
          <table:table-cell table:style-name="Table1.A2" office:value-type="string">
            <text:p text:style-name="P38">Use in place of italics</text:p>
          </table:table-cell>
          <table:table-cell table:style-name="Table1.A2" office:value-type="string">
            <text:p text:style-name="P100">&lt;line baseline="1072" l="149" t="1040" r="741" b="1080"&gt;&lt;formatting lang="EnglishUnitedStates" ff="Liberation Serif" fs="10" italic="1" INLINE="False" TEXTSTYLE="EMPHASIS" &gt;shrink&lt;/formatting&gt;&lt;formatting lang="EnglishUnitedStates" ff="Liberation Serif" fs="10" INLINE="True"&gt; while we&amp;#8217;re out, will you?&amp;#8217;&lt;/formatting&gt;&lt;/line&gt;&lt;/par&gt;</text:p>
            <text:p text:style-name="P101"/>
            <text:p text:style-name="P101"/>
            <text:p text:style-name="P101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4">TEXTSTYLE =</text:span><text:span text:style-name="T44"> </text:span><text:span text:style-name="T54">“EMPHASIS”</text:span><text:span text:style-name="T42">&gt;</text:span><text:span text:style-name="T45">i</text:span><text:span text:style-name="T55">n the line of each</text:span>&lt;<text:span text:style-name="T42">/formatting&gt;</text:span></text:p>
          </table:table-cell>
          <table:table-cell table:style-name="Table1.E2" office:value-type="string">
            <text:p text:style-name="P100">25</text:p>
          </table:table-cell>
        </table:table-row>
        <table:table-row>
          <table:table-cell table:style-name="Table1.A2" office:value-type="string">
            <text:p text:style-name="P18">17</text:p>
          </table:table-cell>
          <table:table-cell table:style-name="Table1.A2" office:value-type="string">
            <text:p text:style-name="P19">Strong</text:p>
          </table:table-cell>
          <table:table-cell table:style-name="Table1.A2" office:value-type="string">
            <text:p text:style-name="P4">Use in place of bold</text:p>
          </table:table-cell>
          <table:table-cell table:style-name="Table1.A2" office:value-type="string">
            <text:p text:style-name="P7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4">TEXTSTYLE =</text:span><text:span text:style-name="T44"> </text:span><text:span text:style-name="T54">“STRONG”</text:span><text:span text:style-name="T42">&gt;</text:span><text:span text:style-name="T39">i</text:span><text:span text:style-name="T40">n the line of each</text:span>&lt;<text:span text:style-name="T42">/formatting&gt;</text:span></text:p>
            <text:p text:style-name="P7"/>
            <text:p text:style-name="P9">NOTE:</text:p>
            <text:p text:style-name="P9">If both bold and italic, TEXTSYLE = “EMPHASIS STRONG”</text:p>
            <text:p text:style-name="P7"/>
            <text:p text:style-name="P10"><text:soft-page-break/>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</table:table>
      <text:p text:style-name="P5"/>
      <text:p text:style-name="P5"/>
      <text:p text:style-name="P5"/>
      <text:p text:style-name="P5"/>
      <text:section text:style-name="Sect1" text:name="yui_3_16_0_1_1474316298989_15478">
        <text:p text:style-name="P1"/>
      </text:section>
      <text:section text:style-name="Sect1" text:name="yui_3_16_0_1_1474316298989_15423">
        <text:p text:style-name="Standard"> </text:p>
      </text:section>
      <text:section text:style-name="Sect1" text:name="yui_3_16_0_1_1474316298989_15407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fA_20_Normal" style:display-name="BfA Normal" style:family="paragraph" style:default-outline-level="">
      <style:paragraph-properties fo:margin-top="0cm" fo:margin-bottom="0.212cm" loext:contextual-spacing="false" fo:text-align="start" style:justify-single-word="false" fo:keep-together="always" fo:orphans="2" fo:widows="2" fo:hyphenation-ladder-count="no-limit" style:writing-mode="lr-tb"/>
      <style:text-properties fo:color="#00000a" style:font-name="Arial" fo:font-family="Arial" style:font-family-generic="roman" style:font-pitch="variable" fo:font-size="12pt" fo:language="en" fo:country="US" style:font-name-asian="Times New Roman" style:font-family-asian="'Times New Roman'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y </meta:initial-creator>
    <meta:creation-date>2016-07-11T18:56:06.546009873</meta:creation-date>
    <meta:generator>LibreOffice/4.3.3.2$Linux_X86_64 LibreOffice_project/430m0$Build-2</meta:generator>
    <dc:date>2016-10-23T17:31:49.319116490</dc:date>
    <dc:creator>uty </dc:creator>
    <meta:editing-duration>P23DT23H32M13S</meta:editing-duration>
    <meta:editing-cycles>232</meta:editing-cycles>
    <meta:document-statistic meta:table-count="1" meta:image-count="0" meta:object-count="0" meta:page-count="8" meta:paragraph-count="133" meta:word-count="852" meta:character-count="7271" meta:non-whitespace-character-count="6542"/>
  </office:meta>
</office:document-meta>
</file>